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839cm" svg:height="9.724cm" svg:x="7.511cm" svg:y="10.175cm">
            <draw:object draw:notify-on-update-of-ranges="Sheet1.A23:Sheet1.A23 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8" table:default-cell-style-name="ce2"/>
        <table:table-column table:style-name="co2" table:number-columns-repeated="1005" table:default-cell-style-name="ce2"/>
        <table:table-row table:style-name="ro1">
          <table:table-cell office:value-type="string" calcext:value-type="string">
            <text:p>Examp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0</text:p>
          </table:table-cell>
          <table:table-cell office:value-type="float" office:value="0.038" calcext:value-type="float">
            <text:p>0.03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1" calcext:value-type="float">
            <text:p>0.04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4" calcext:value-type="float">
            <text:p>0.03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" calcext:value-type="float">
            <text:p>0.03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8" calcext:value-type="float">
            <text:p>0.04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4" calcext:value-type="float">
            <text:p>0.03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" calcext:value-type="float">
            <text:p>0.03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1" calcext:value-type="float">
            <text:p>0.04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9" calcext:value-type="float">
            <text:p>0.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00655555555555555" calcext:value-type="float">
            <text:p>0.007</text:p>
          </table:table-cell>
          <table:table-cell table:formula="of:=AVERAGE([.C2:.C11])" office:value-type="float" office:value="0.00633333333333333" calcext:value-type="float">
            <text:p>0.006</text:p>
          </table:table-cell>
          <table:table-cell table:formula="of:=AVERAGE([.D2:.D11])" office:value-type="float" office:value="0.0111111111111111" calcext:value-type="float">
            <text:p>0.011</text:p>
          </table:table-cell>
          <table:table-cell table:formula="of:=AVERAGE([.E2:.E11])" office:value-type="float" office:value="0.00955555555555556" calcext:value-type="float">
            <text:p>0.010</text:p>
          </table:table-cell>
          <table:table-cell table:formula="of:=AVERAGE([.F2:.F11])" office:value-type="float" office:value="0.016" calcext:value-type="float">
            <text:p>0.016</text:p>
          </table:table-cell>
          <table:table-cell table:formula="of:=AVERAGE([.G2:.G11])" office:value-type="float" office:value="0.0191111111111111" calcext:value-type="float">
            <text:p>0.019</text:p>
          </table:table-cell>
          <table:table-cell table:formula="of:=AVERAGE([.H2:.H11])" office:value-type="float" office:value="0.0398888888888889" calcext:value-type="float">
            <text:p>0.040</text:p>
          </table:table-cell>
          <table:table-cell table:formula="of:=AVERAGE([.I2:.I11])" office:value-type="string" office:string-value="" calcext:value-type="error">
            <text:p>#DIV/0!</text:p>
          </table:table-cell>
          <table:table-cell table:formula="of:=AVERAGE([.J2:.J11])" office:value-type="string" office:string-value="" calcext:value-type="error">
            <text:p>#DIV/0!</text:p>
          </table:table-cell>
          <table:table-cell table:formula="of:=AVERAGE([.K2:.K11])" office:value-type="string" office:string-value="" calcext:value-type="error">
            <text:p>#DIV/0!</text:p>
          </table:table-cell>
          <table:table-cell table:formula="of:=AVERAGE([.L2:.L11])" office:value-type="string" office:string-value="" calcext:value-type="error">
            <text:p>#DIV/0!</text:p>
          </table:table-cell>
          <table:table-cell table:formula="of:=AVERAGE([.M2:.M11])" office:value-type="string" office:string-value="" calcext:value-type="error">
            <text:p>#DIV/0!</text:p>
          </table:table-cell>
          <table:table-cell table:formula="of:=AVERAGE([.N2:.N11])" office:value-type="string" office:string-value="" calcext:value-type="error">
            <text:p>#DIV/0!</text:p>
          </table:table-cell>
          <table:table-cell table:formula="of:=AVERAGE([.O2:.O11])" office:value-type="string" office:string-value="" calcext:value-type="error">
            <text:p>#DIV/0!</text:p>
          </table:table-cell>
          <table:table-cell table:formula="of:=AVERAGE([.P2:.P11])" office:value-type="string" office:string-value="" calcext:value-type="error">
            <text:p>#DIV/0!</text:p>
          </table:table-cell>
          <table:table-cell table:formula="of:=AVERAGE([.Q2:.Q11])" office:value-type="string" office:string-value="" calcext:value-type="error">
            <text:p>#DIV/0!</text:p>
          </table:table-cell>
          <table:table-cell table:formula="of:=AVERAGE([.R2:.R11])" office:value-type="string" office:string-value="" calcext:value-type="error">
            <text:p>#DIV/0!</text:p>
          </table:table-cell>
          <table:table-cell table:formula="of:=AVERAGE([.S2:.S11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Duratio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2:.B11])" office:value-type="float" office:value="0.00655555555555555" calcext:value-type="float">
            <text:p>0.007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C2:.C11])" office:value-type="float" office:value="0.00633333333333333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D2:.D11])" office:value-type="float" office:value="0.0111111111111111" calcext:value-type="float">
            <text:p>0.01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E2:.E11])" office:value-type="float" office:value="0.00955555555555556" calcext:value-type="float">
            <text:p>0.010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AVERAGE([.F2:.F11])"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AVERAGE([.G2:.G11])" office:value-type="float" office:value="0.0191111111111111" calcext:value-type="float">
            <text:p>0.019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AVERAGE([.H2:.H11])" office:value-type="float" office:value="0.0398888888888889" calcext:value-type="float">
            <text:p>0.040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AVERAGE([.I2:.I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AVERAGE([.J2:.J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formula="of:=AVERAGE([.K2:.K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formula="of:=AVERAGE([.L2:.L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formula="of:=AVERAGE([.M2:.M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formula="of:=AVERAGE([.N2:.N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table:formula="of:=AVERAGE([.O2:.O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table:formula="of:=AVERAGE([.P2:.P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table:formula="of:=AVERAGE([.Q2:.Q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table:formula="of:=AVERAGE([.R2:.R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table:formula="of:=AVERAGE([.S2:.S11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20" loext:min-decimal-places="20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55:58.521012816</meta:creation-date>
    <dc:date>2021-03-23T18:53:09.155416481</dc:date>
    <meta:editing-duration>PT40M58S</meta:editing-duration>
    <meta:editing-cycles>10</meta:editing-cycles>
    <meta:generator>LibreOffice/6.4.6.2$Linux_X86_64 LibreOffice_project/40$Build-2</meta:generator>
    <meta:document-statistic meta:table-count="1" meta:cell-count="149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4cm" svg:height="9.725cm" xlink:href=".." xlink:type="simple" chart:class="chart:scatter" chart:style-name="ch1">
        <chart:legend chart:legend-position="end" svg:x="20.226cm" svg:y="4.563cm" style:legend-expansion="high" chart:style-name="ch2"/>
        <chart:plot-area chart:style-name="ch3" table:cell-range-address="Sheet1.A23:Sheet1.B29" chart:data-source-has-labels="row" svg:x="0.822cm" svg:y="0.193cm" svg:width="16.295cm" svg:height="9.334cm">
          <chartooo:coordinate-region svg:x="1.92cm" svg:y="0.392cm" svg:width="14.917cm" svg:height="8.4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4:Sheet1.A29</svg:desc>
                </draw:g>
              </table:table-cell>
              <table:table-cell office:value-type="float" office:value="0.00655555555555555">
                <text:p>0.00655555555555555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633333333333333">
                <text:p>0.006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955555555555556">
                <text:p>0.0095555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191111111111111">
                <text:p>0.01911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